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mes Kontos</text:p>
      <text:p text:style-name="P1">Linux Programming</text:p>
      <text:p text:style-name="P1">9/16/21</text:p>
      <text:p text:style-name="P1"><text:tab/><text:tab/><text:tab/><text:tab/><text:tab/><text:tab/>Linux distributions</text:p>
      <text:p text:style-name="P1">The Academy Software Foundation (ASWF), a project hosted by The Linux Foundation, provides a neutral forum for open-source software developers in the motion picture and broader media industries to share resources and collaborate on image creation, visual effects, animation, and sound technologies. It was created in 2018 after the conclusion of an investigation by the Academy of Motion Pictures Arts and Sciences (AMPAS) Science and Technology Council holding an 18-month investigation on the state of open source in the industry. This aligned with the need for a vendor-neutral foundation to provide a sustainable home for open-source projects that are key to the growth of the industry. The Academy Software Foundation provides a home for Open Shading Language, OpenColorIO, OpenCue, OpenEXR, OpenTimelineIO, OpenVDB, and MaterialX.As these projects have progressed in development, there was a need identified to have production-grade digital assets (e.g.,3D scene data, images, image sequences, volumetric data, animation rigs, edit decision lists) available for use in development and testing environments to ensure these projects can scale to the demands of the movie and content creation processes. This Distribution provides different tools and languages above. Zephyr RTOS unites companies, developers and end users around the world to ensure balanced collaboration and feedback to evolve and meet the needs of its community. This innovative relationship among stakeholders advances the Zephyr Project’s support of new hardware, developer tools, sensors, and drivers, while maximizing the functionality of devices that run applications developed using the Zephyr OS.“The number of contributors to an open-source project is one of the best measures of its relevance to the open-source community,” said Barna Ibrahim, Chair of the Zephyr Project Marketing Group and Strategic Partner Development Lead at Google. “Today’s announcement represents one more step in our open-source journey and increased role in the advocacy, use and contribution across the Zephyr ecosystem. Ultimately, this strong ecosystem will help build secure and safe products across the globe.” Both distributions have in common is that they both welcome the community very well and they both have much to offer. They both provide new tools like the first Distribution, they list what tools they provide listed at the top and Zephyr lists the support of new things like hardware, developer tools, etc. Obviously, they are both supported by the Linux Foundation. They both list what other foundations will help <text:soft-page-break/>them or partner with them. The ASWF was partnered with Disney animation. The Zephyr company is partners with Adafruit, AVSystem, BayLibre, Eclipse Foundation, Facebook, Fiware, Foundries.io, Golioth, Google, Intel, Laird Connectivity, Linaro, Memfault, Nordic Semiconductor, NXP,</text:p>
      <text:p text:style-name="P1">Oticon, ParaSoft, Pat-Eta Electronics, RISC-V, SiFive, Synopsys and teenage engineering, among other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9:28:49.747195352</meta:creation-date>
    <dc:date>2021-09-16T19:32:26.257484840</dc:date>
    <meta:editing-duration>PT3M38S</meta:editing-duration>
    <meta:editing-cycles>1</meta:editing-cycles>
    <meta:document-statistic meta:table-count="0" meta:image-count="0" meta:object-count="0" meta:page-count="2" meta:paragraph-count="6" meta:word-count="442" meta:character-count="3031" meta:non-whitespace-character-count="2589"/>
    <meta:generator>LibreOffice/6.4.6.2$Linux_X86_64 LibreOffice_project/40$Build-2</meta:generator>
  </office:meta>
</office:document-meta>
</file>